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9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1"/>
        <table:table-row table:style-name="ro1">
          <table:table-cell table:style-name="ce19" office:value-type="float" office:value="0.14" calcext:value-type="float">
            <text:p>0.14</text:p>
          </table:table-cell>
        </table:table-row>
        <table:table-row table:style-name="ro1">
          <table:table-cell table:style-name="ce20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22" office:value-type="float" office:value="0.15" calcext:value-type="float">
            <text:p>0.15</text:p>
          </table:table-cell>
        </table:table-row>
        <table:table-row table:style-name="ro1">
          <table:table-cell table:style-name="ce35" office:value-type="string" calcext:value-type="string">
            <text:p>Build operations</text:p>
          </table:table-cell>
        </table:table-row>
        <table:table-row table:style-name="ro1">
          <table:table-cell table:style-name="ce20" office:value-type="string" calcext:value-type="string">
            <text:p>Improve unit finding</text:p>
          </table:table-cell>
        </table:table-row>
        <table:table-row table:style-name="ro1">
          <table:table-cell table:style-name="ce20" office:value-type="string" calcext:value-type="string">
            <text:p>Improve unit updating</text:p>
          </table:table-cell>
        </table:table-row>
        <table:table-row table:style-name="ro1">
          <table:table-cell table:style-name="ce36" office:value-type="string" calcext:value-type="string">
            <text:p>Allied goals and sn’s</text:p>
          </table:table-cell>
        </table:table-row>
        <table:table-row table:style-name="ro1">
          <table:table-cell table:style-name="ce20" office:value-type="string" calcext:value-type="string">
            <text:p>Gather wood</text:p>
          </table:table-cell>
        </table:table-row>
        <table:table-row table:style-name="ro1">
          <table:table-cell table:style-name="ce20" office:value-type="string" calcext:value-type="string">
            <text:p>Gather gold</text:p>
          </table:table-cell>
        </table:table-row>
        <table:table-row table:style-name="ro1">
          <table:table-cell table:style-name="ce20" office:value-type="string" calcext:value-type="string">
            <text:p>Gather stone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6</text:p>
          </table:table-cell>
        </table:table-row>
        <table:table-row table:style-name="ro1">
          <table:table-cell table:style-name="ce20" office:value-type="string" calcext:value-type="string">
            <text:p>Gather berries</text:p>
          </table:table-cell>
        </table:table-row>
        <table:table-row table:style-name="ro1">
          <table:table-cell table:style-name="ce20" office:value-type="string" calcext:value-type="string">
            <text:p>Gather sheep</text:p>
          </table:table-cell>
        </table:table-row>
        <table:table-row table:style-name="ro1">
          <table:table-cell table:style-name="ce20" office:value-type="string" calcext:value-type="string">
            <text:p>Gather farm</text:p>
          </table:table-cell>
        </table:table-row>
        <table:table-row table:style-name="ro1">
          <table:table-cell table:style-name="ce20" office:value-type="string" calcext:value-type="string">
            <text:p>Building footprints</text:p>
          </table:table-cell>
        </table:table-row>
        <table:table-row table:style-name="ro1">
          <table:table-cell table:style-name="ce20"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Gather hunt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41" office:value-type="string" calcext:value-type="string">
            <text:p>Diplomacy manager</text:p>
          </table:table-cell>
        </table:table-row>
        <table:table-row table:style-name="ro1">
          <table:table-cell table:style-name="ce41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 office:value-type="string" calcext:value-type="string">
            <text:p>Improve gathering resource assignments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43"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28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4" office:value-type="string" calcext:value-type="string">
            <text:p>Managers</text:p>
          </table:table-cell>
          <table:table-cell table:style-name="ce44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Building manager</text:p>
          </table:table-cell>
          <table:table-cell table:style-name="ce45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Gather operation</text:p>
          </table:table-cell>
        </table:table-row>
        <table:table-row table:style-name="ro1">
          <table:table-cell table:style-name="ce45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45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46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Military manager</text:p>
          </table:table-cell>
          <table:table-cell table:style-name="ce45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45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46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38"/>
        <table:table-column table:style-name="co6" table:default-cell-style-name="ce38"/>
        <table:table-column table:style-name="co2" table:number-columns-repeated="1022" table:default-cell-style-name="ce38"/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9"/>
        <table:table-column table:style-name="co2" table:number-columns-repeated="1004" table:default-cell-style-name="ce49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22:38:26.3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15T01:02:38.220000000</dc:date>
    <meta:editing-duration>P1DT5H15M25S</meta:editing-duration>
    <meta:editing-cycles>50</meta:editing-cycles>
    <meta:generator>LibreOffice/6.0.3.2$Windows_X86_64 LibreOffice_project/8f48d515416608e3a835360314dac7e47fd0b821</meta:generator>
    <meta:document-statistic meta:table-count="4" meta:cell-count="357" meta:object-count="0"/>
  </office:meta>
</office:document-meta>
</file>